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  <style:style style:name="ce2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6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7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2016-2017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3"/>
        <table:table-column table:style-name="co4" table:default-cell-style-name="ce5"/>
        <table:table-column table:style-name="co5" table:default-cell-style-name="ce3"/>
        <table:table-column table:style-name="co4" table:default-cell-style-name="ce5"/>
        <table:table-column table:style-name="co5" table:default-cell-style-name="ce3"/>
        <table:table-column table:style-name="co4" table:default-cell-style-name="ce5"/>
        <table:table-column table:style-name="co5" table:default-cell-style-name="ce3"/>
        <table:table-column table:style-name="co4" table:default-cell-style-name="ce5"/>
        <table:table-column table:style-name="co5" table:default-cell-style-name="ce3"/>
        <table:table-column table:style-name="co4" table:default-cell-style-name="ce5"/>
        <table:table-column table:style-name="co5" table:default-cell-style-name="ce3"/>
        <table:table-column table:style-name="co6" table:default-cell-style-name="ce8"/>
        <table:table-column table:style-name="co7" table:default-cell-style-name="ce3"/>
        <table:table-column table:style-name="co8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2" office:value-type="string" calcext:value-type="string">
            <text:p>H/A</text:p>
          </table:table-cell>
          <table:table-cell table:style-name="ce4" office:value-type="string" calcext:value-type="string">
            <text:p>S1</text:p>
          </table:table-cell>
          <table:table-cell table:style-name="ce2" office:value-type="string" calcext:value-type="string">
            <text:p>S1P</text:p>
          </table:table-cell>
          <table:table-cell table:style-name="ce4" office:value-type="string" calcext:value-type="string">
            <text:p>S2</text:p>
          </table:table-cell>
          <table:table-cell table:style-name="ce2" office:value-type="string" calcext:value-type="string">
            <text:p>S2P</text:p>
          </table:table-cell>
          <table:table-cell table:style-name="ce4" office:value-type="string" calcext:value-type="string">
            <text:p>S3</text:p>
          </table:table-cell>
          <table:table-cell table:style-name="ce2" office:value-type="string" calcext:value-type="string">
            <text:p>S3P</text:p>
          </table:table-cell>
          <table:table-cell table:style-name="ce4" office:value-type="string" calcext:value-type="string">
            <text:p>S4</text:p>
          </table:table-cell>
          <table:table-cell table:style-name="ce2" office:value-type="string" calcext:value-type="string">
            <text:p>S4P</text:p>
          </table:table-cell>
          <table:table-cell table:style-name="ce4" office:value-type="string" calcext:value-type="string">
            <text:p>S5</text:p>
          </table:table-cell>
          <table:table-cell table:style-name="ce2" office:value-type="string" calcext:value-type="string">
            <text:p>S5P</text:p>
          </table:table-cell>
          <table:table-cell table:style-name="ce6" office:value-type="string" calcext:value-type="string">
            <text:p>Sets</text:p>
          </table:table-cell>
          <table:table-cell table:style-name="ce2" office:value-type="string" calcext:value-type="string">
            <text:p>SetsP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7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9" table:formula="of:=COUNTIF([.D2:.L2];IF([.N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7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9" table:formula="of:=COUNTIF([.D3:.L3];IF([.N3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style-name="ce7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9" table:formula="of:=COUNTIF([.D4:.L4];IF([.N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7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9" table:formula="of:=COUNTIF([.D5:.L5];IF([.N5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7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9" table:formula="of:=COUNTIF([.D6:.L6];IF([.N6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7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9" table:formula="of:=COUNTIF([.D7:.L7];IF([.N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7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9" table:formula="of:=COUNTIF([.D8:.L8];IF([.N8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style-name="ce7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9" table:formula="of:=COUNTIF([.D9:.L9];IF([.N9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7" table:formula="of:=IF(COUNTIF([.D10:.L10];&quot;+&quot;)&gt;COUNTIF([.D10:.L10];&quot;-&quot;);&quot;+&quot;;&quot;-&quot;)" office:value-type="string" office:string-value="+" calcext:value-type="string">
            <text:p>+</text:p>
          </table:table-cell>
          <table:table-cell table:style-name="ce9" table:formula="of:=COUNTIF([.D10:.L10];IF([.N10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24.01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7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9" table:formula="of:=COUNTIF([.D11:.L11];IF([.N11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table:style-name="ce7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9" table:formula="of:=COUNTIF([.D12:.L12];IF([.N1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7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9" table:formula="of:=COUNTIF([.D13:.L13];IF([.N13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7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9" table:formula="of:=COUNTIF([.D14:.L14];IF([.N14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7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9" table:formula="of:=COUNTIF([.D15:.L15];IF([.N15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27.02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7" table:formula="of:=IF(COUNTIF([.D16:.L16];&quot;+&quot;)&gt;COUNTIF([.D16:.L16];&quot;-&quot;);&quot;+&quot;;&quot;-&quot;)" office:value-type="string" office:string-value="+" calcext:value-type="string">
            <text:p>+</text:p>
          </table:table-cell>
          <table:table-cell table:style-name="ce9" table:formula="of:=COUNTIF([.D16:.L16];IF([.N16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style-name="ce7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9" table:formula="of:=COUNTIF([.D17:.L17];IF([.N17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style-name="ce7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9" table:formula="of:=COUNTIF([.D18:.L18];IF([.N18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7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9" table:formula="of:=COUNTIF([.D19:.L19];IF([.N19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3-22" calcext:value-type="date">
            <text:p>22.03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7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9" table:formula="of:=COUNTIF([.D20:.L20];IF([.N20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4-06" calcext:value-type="date">
            <text:p>06.04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style-name="ce7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9" table:formula="of:=COUNTIF([.D21:.L21];IF([.N21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7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9" table:formula="of:=COUNTIF([.D22:.L22];IF([.N22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4-23" calcext:value-type="date">
            <text:p>23.04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7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9" table:formula="of:=COUNTIF([.D23:.L23];IF([.N23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7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9" table:formula="of:=COUNTIF([.D24:.L24];IF([.N24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7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9" table:formula="of:=COUNTIF([.D25:.L25];IF([.N25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 table:number-rows-repeated="1048550">
          <table:table-cell table:number-columns-repeated="1017"/>
        </table:table-row>
        <table:table-row table:style-name="ro1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5">00.00.0000</text:date>, <text:time style:data-style-name="N2" text:time-value="00:00:18.54501949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273</meta:editing-cycles>
    <meta:editing-duration>PT4H29M36S</meta:editing-duration>
    <dc:title>Saison Ekkart</dc:title>
    <dc:date>2017-05-05T00:07:48.967790466</dc:date>
    <meta:generator>LibreOffice/5.1.6.2$Linux_X86_64 LibreOffice_project/10m0$Build-2</meta:generator>
    <meta:document-statistic meta:table-count="1" meta:cell-count="335" meta:object-count="0"/>
  </office:meta>
</office:document-meta>
</file>